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>
        <style:tab-stops/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2FF4_5</text:p>
      <text:p text:style-name="P6">American Genizah Project: Partnership for Posterity</text:p>
      <text:p text:style-name="P6">Sabato Morais Collection Catalogue Template</text:p>
      <text:p text:style-name="P7"/>
      <text:p text:style-name="P7">Cataloguer: Heather Newlin</text:p>
      <text:p text:style-name="P7"/>
      <text:p text:style-name="P7"/>
      <text:p text:style-name="P7">I. Provenance</text:p>
      <text:p text:style-name="P7"/>
      <text:p text:style-name="P7">Source: CAJS Sabato Morais Papers</text:p>
      <text:p text:style-name="P7">Location: Box 12, FF 4</text:p>
      <text:p text:style-name="P7">Restrictions: ?</text:p>
      <text:p text:style-name="P7"/>
      <text:p text:style-name="P7">II. Descriptive Metadata</text:p>
      <text:p text:style-name="P7"/>
      <text:p text:style-name="P7">Script<text:tab/><text:tab/><text:tab/><text:tab/><text:tab/><text:tab/>Manuscript<text:tab/></text:p>
      <text:p text:style-name="P7"><text:s/>(manuscript or typescript) <text:tab/><text:tab/><text:tab/><text:tab/></text:p>
      <text:p text:style-name="P7">Language (s)<text:tab/><text:tab/><text:tab/><text:tab/><text:tab/>English<text:tab/><text:tab/><text:tab/><text:tab/><text:tab/></text:p>
      <text:p text:style-name="P7">Author of letter<text:tab/><text:tab/><text:tab/><text:tab/>Sabato Morais<text:tab/></text:p>
      <text:p text:style-name="P7">Signed letter<text:tab/><text:tab/><text:tab/><text:tab/><text:tab/></text:p>
      <text:p text:style-name="P7">Unsigned letter</text:p>
      <text:p text:style-name="P7">Dictated letter</text:p>
      <text:p text:style-name="P7">Anonymous</text:p>
      <text:p text:style-name="P7">Addressee of letter<text:tab/><text:tab/><text:tab/><text:tab/></text:p>
      <text:p text:style-name="P7">Addressee as “Editor”<text:tab/><text:tab/><text:tab/><text:tab/></text:p>
      <text:p text:style-name="P7">Date (derived from Hebrew Date)<text:tab/><text:tab/></text:p>
      <text:p text:style-name="P7">Date (derived from Gregorian calendar)<text:tab/></text:p>
      <text:p text:style-name="P7">Month<text:tab/><text:tab/><text:tab/><text:tab/><text:tab/><text:tab/></text:p>
      <text:p text:style-name="P7">Year<text:tab/><text:tab/><text:tab/><text:tab/><text:tab/><text:tab/></text:p>
      <text:p text:style-name="P7">Hebrew Date<text:tab/><text:tab/><text:tab/><text:tab/><text:tab/></text:p>
      <text:p text:style-name="P7">Undated</text:p>
      <text:p text:style-name="P7">City<text:tab/><text:tab/><text:tab/><text:tab/><text:tab/><text:tab/>Philadelphia</text:p>
      <text:p text:style-name="P7">State<text:tab/><text:tab/><text:tab/><text:tab/><text:tab/><text:tab/>PA</text:p>
      <text:p text:style-name="P7">Country<text:tab/><text:tab/><text:tab/><text:tab/><text:tab/>USA</text:p>
      <text:p text:style-name="P7">Subject<text:tab/><text:tab/><text:tab/><text:tab/><text:tab/>Judaism--History.</text:p>
      <text:p text:style-name="P7">Keywords</text:p>
      <text:p text:style-name="P7"/>
      <text:p text:style-name="P7"/>
      <text:p text:style-name="P7">III. Document Types</text:p>
      <text:p text:style-name="P7"/>
      <text:p text:style-name="P7">Correspondence<text:tab/><text:tab/><text:tab/><text:tab/></text:p>
      <text:p text:style-name="P7">(Synagogue) Sermon<text:tab/><text:tab/><text:tab/><text:tab/>Y</text:p>
      <text:p text:style-name="P7">(Public) Discourse</text:p>
      <text:p text:style-name="P7">Literary Document<text:tab/><text:tab/><text:tab/><text:tab/></text:p>
      <text:p text:style-name="P7">Legal Document</text:p>
      <text:p text:style-name="P7">Receipts</text:p>
      <text:p text:style-name="P7">Newspaper Clipping</text:p>
      <text:p text:style-name="P7">Greeting Card</text:p>
      <text:p text:style-name="P7">Calling Card</text:p>
      <text:p text:style-name="P7"><text:soft-page-break/></text:p>
      <text:p text:style-name="P7"/>
      <text:p text:style-name="P7">IV. Physical Features </text:p>
      <text:p text:style-name="P7"/>
      <text:p text:style-name="P7">Condition (e.g. fragile)<text:tab/><text:tab/><text:tab/></text:p>
      <text:p text:style-name="P7">Paper size (letter or legal size)<text:tab/><text:tab/></text:p>
      <text:p text:style-name="P7">Number of Pages<text:tab/><text:tab/><text:tab/><text:tab/>11</text:p>
      <text:p text:style-name="P7">Number of Sheets<text:tab/><text:tab/><text:tab/><text:tab/>4</text:p>
      <text:p text:style-name="P7">Fragment<text:tab/><text:tab/><text:tab/><text:tab/><text:tab/></text:p>
      <text:p text:style-name="P7">Pagination <text:tab/><text:tab/><text:tab/><text:tab/><text:tab/>Y</text:p>
      <text:p text:style-name="P7">Foliation</text:p>
      <text:p text:style-name="P7">Additional Numeration</text:p>
      <text:p text:style-name="P7">Envelope<text:tab/><text:tab/><text:tab/><text:tab/><text:tab/></text:p>
      <text:p text:style-name="P7">Stamp<text:tab/><text:tab/><text:tab/><text:tab/><text:tab/><text:tab/></text:p>
      <text:p text:style-name="P7">Postma<text:tab/>rk<text:tab/><text:tab/><text:tab/><text:tab/><text:tab/></text:p>
      <text:p text:style-name="P7">Wax seal<text:tab/><text:tab/><text:tab/><text:tab/><text:tab/></text:p>
      <text:p text:style-name="P7"/>
      <text:p text:style-name="P7">V. Added entries </text:p>
      <text:p text:style-name="P7"/>
      <text:p text:style-name="P7">Additional names mentioned: Archelaus</text:p>
      <text:p text:style-name="P7">Additional Places mentioned: </text:p>
      <text:p text:style-name="P7">Additional Dates mentioned:</text:p>
      <text:p text:style-name="P7"/>
      <text:p text:style-name="P7">VI. Notes</text:p>
      <text:p text:style-name="P7"/>
      <text:p text:style-name="P7">VII Transcription</text:p>
      <text:p text:style-name="P3">(Symbols: ?=uncertain; []=supplied information; /=end of line)</text:p>
      <text:p text:style-name="P3"><text:span text:style-name="T1"/></text:p>
      <text:p text:style-name="P3">[Front Cover]</text:p>
      <text:p text:style-name="P3"/>
      <text:p text:style-name="P2">Post-Biblical lecture/</text:p>
      <text:p text:style-name="P2">25th./</text:p>
      <text:p text:style-name="P2"/>
      <text:p text:style-name="P4">[Page 1]</text:p>
      <text:p text:style-name="P4">Brethren. <text:s/><text:span text:style-name="T2">When</text:span><text:span text:style-name="T3"> Several weeks ago I described/ the death of Herod--that king of foreign birth, who/ destroyed his health and happiness, the lives of </text:span><text:span text:style-name="T2">the</text:span><text:span text:style-name="T3"> his/ nearest and dearest and the liberties of our people, by/ letting his </text:span><text:span text:style-name="T2">worst</text:span><text:span text:style-name="T3"> lowest passions have their full sway. <text:s/>On/ that occasion, I told how he determined to make the/ Jews, who hated him, mourn, </text:span><text:span text:style-name="T2">at all events</text:span><text:span text:style-name="T3"> by necessity, when he/ would be taken from earth. <text:s/>Fortunately, his cruel/ </text:span><text:span text:style-name="T2">wish</text:span><text:span text:style-name="T3"> command was not </text:span><text:span text:style-name="T2">carried out</text:span><text:span text:style-name="T3"> obeyed. <text:s/>Whether out of fear of/ popular revenge, or whether prompted by better motives, Salome/ and her third husband Alexis, who received the royal/ order did not carry it out. <text:s/>The were enjoined to have </text:span><text:span text:style-name="T2">many</text:span><text:span text:style-name="T3"> some of the principal citizens, already/ shut up in the hippodrome killed as soon as the/ king expired. <text:s/></text:span><text:span text:style-name="T2">refrained from doing so,</text:span><text:span text:style-name="T3"> They, on the contrary, allowed the men to go away unhurt,/ pretending that such had been Herod's last </text:span><text:span text:style-name="T2">will</text:span><text:span text:style-name="T3"> wish./ <text:s/>The bulk of the nation knew the character of the/ tyrant too well to be deceived, still many did/ </text:span><text:span text:style-name="T2">credit it,</text:span><text:span text:style-name="T3"> believe the report, and felt therefore kindly disposed towards/ the new ruler. <text:s/>Archelaus, to whom the largest/ portion of the country had been bequeathed, ascended to/ power under favorable circumstances. <text:s/>Knowing this,/ he was full of rich and sweet promises./</text:span></text:p>
      <text:p text:style-name="P4"><text:span text:style-name="T3"/></text:p>
      <text:p text:style-name="P4"><text:span text:style-name="T3">[Page 2]</text:span></text:p>
      <text:p text:style-name="P4"><text:soft-page-break/><text:span text:style-name="T3">He would reduce the </text:span><text:span text:style-name="T2">amount</text:span><text:span text:style-name="T3"> rate of taxes that lay/ so heavily on the working classes; he would see to a/ proper administration of justice, hear and settle/ all causes of complaint, and respect the national/ religion. <text:s/>We, in America, have learnt from sad/ experience the true worth of </text:span><text:span text:style-name="T2">good</text:span><text:span text:style-name="T3"> assurances given by/ aspirants to popularity. <text:s/>Archelaus could af-/-ford now to be smooth tongued and very condescending./ <text:s/>Rome on whose pleasure he depended, should see how fit he was to govern. <text:s/>How-/-ever his </text:span><text:span text:style-name="T2">first act</text:span><text:span text:style-name="T3"> first </text:span><text:span text:style-name="T2">first</text:span><text:span text:style-name="T3"> public act was to give his father/ a magnificent funeral. <text:s/>The pageantry was in full/ accord with the fondness for display which that/ ambitious man who lay dead had shown during his </text:span><text:span text:style-name="T2">whole career.</text:span><text:span text:style-name="T3"> entire life./ <text:s/>A </text:span><text:span text:style-name="T2">coffin of gold,</text:span><text:span text:style-name="T3"> golden bier mounted with precious stones; most/ costly ornaments, together with a diadem, crown and/ sceptre--the emblems of royalty--set off those ostentatious obsequies. <text:s/>Then/ foreign troops </text:span><text:span text:style-name="T2">escorted</text:span><text:span text:style-name="T3"> in their shining steel armors/ pompously escorted the body to Herodium, the place/ of interment. <text:s/>The whole was a hollow exhibition attractive only to/ the thoughtless. <text:s/>But it could not blot out from the/ memory of the reflecting, the crimes of him who was/ so paraded after </text:span><text:span text:style-name="T2">his death</text:span><text:span text:style-name="T3"> he had become a corpse. <text:s/>Archelaus desiring perhaps/ to prove his respect for Jewish practices, kept the seven/</text:span></text:p>
      <text:p text:style-name="P4"><text:span text:style-name="T3"/></text:p>
      <text:p text:style-name="P4"><text:span text:style-name="T3">[Page 3]</text:span></text:p>
      <text:p text:style-name="P4"><text:span text:style-name="T3">days of mourning very strictly--though according to some </text:span><text:span text:style-name="T2">say</text:span><text:span text:style-name="T3"> very hypocritically, banquetting[sic!] at night, while sitting low in the day time. <text:s/>At the expi-/-ration of the week, he went to the Temple and in a set speech,/ said whatever might win for him the good will of/ his subjects. <text:s/>But scarcely had he finished/ his discourse when a procession of Jews dressed in black/ came forward </text:span><text:span text:style-name="T2">and</text:span><text:span text:style-name="T3"> with a petition. <text:s/>They asked that their relatives, who/ had been unjustly executed by Herod, should be/ avenged by having their accusers punished. <text:s/>That/ petition Archelaus could not grant without reflecting/ too openly on his father's character. <text:s/>He tried to/ delay giving a definite answer, by stating that before/ he </text:span><text:span text:style-name="T2">could consider himself</text:span><text:span text:style-name="T3"> dared act as a real king, he must go to/ Rome and have Herod's will ratified by the emperor/ Augustus Caesar. <text:s/>But this reason did not/ </text:span><text:span text:style-name="T2">appease</text:span><text:span text:style-name="T3"> pacify men, who lamented the unnatural loss of/ their relations. <text:s/></text:span><text:span text:style-name="T2">Meanwhile</text:span><text:span text:style-name="T3"> The loud cries of the com-/-plainants drew many towards them, and a riot/ took place in which a body of soldiers sent to/ dispose the disaffected was beaten. <text:s/>Matters/ took a more serious turn </text:span><text:span text:style-name="T2">ve</text:span><text:span text:style-name="T3"> shortly after. <text:s/>At/ Passover the pilgrims who came to Jerusalem from/ all parts of the country, sympathising with the/</text:span></text:p>
      <text:p text:style-name="P4"><text:span text:style-name="T3"/></text:p>
      <text:p text:style-name="P4"><text:span text:style-name="T3">[Page 4]</text:span></text:p>
      <text:p text:style-name="P4"><text:span text:style-name="T3">opponents of the Herod family, caused an outbreak/ which Archelaus could not put down till his/ troops had killed three thousand men. <text:s/>The festival/ was stopped short, for the people were ordered/ </text:span><text:span text:style-name="T2">to</text:span><text:span text:style-name="T3"> instantly to return home. <text:s/>But sad as that in-/-cident was, it became the forerunner of still/ sadder events. <text:s/>Archelaus had sailed/ for Rome to be confirmed king by Augustus, and/ left </text:span><text:span text:style-name="T2">a royal</text:span><text:span text:style-name="T3"> as governor during his absence his brother Philip. <text:s/>The latter ap-/-peared satisfied with the districts which his father/ had bequeathed to him; but not so the other/ brother, Herod </text:span><text:span text:style-name="T2">[?]</text:span><text:span text:style-name="T3"> Antipas. <text:s/>He too went/ to Rome with the intention to dispute the will, and prove that he/ ought to be declared King, in accordance with a previous/ testament </text:span><text:span text:style-name="T2">of</text:span><text:span text:style-name="T3"> by Herod. <text:s/>Meanwhile the country/ which was the bone of contention, had been thrown/ into a state of anarchy, reminding one almost of the/ days of the commune at Paris, after the raising/ of the siege by the Germans in 1891. <text:s/>The/ immediate cause were the arbitrary measures/ and unbearable greed of Roman governors; ever/ hungry for gold./</text:span></text:p>
      <text:p text:style-name="P4"><text:span text:style-name="T3"/></text:p>
      <text:p text:style-name="P4"><text:span text:style-name="T3">[Page 5]</text:span></text:p>
      <text:p text:style-name="P4"><text:span text:style-name="T3">At the feast of Pentecost, </text:span><text:span text:style-name="T2">again</text:span><text:span text:style-name="T3"> Jerusalem was/ again thronged with pilgrims, amounting to several/ millions. <text:s/>They detested the foreigners who/ sucked dry the land once divinely promised to flow with/ milk and honey for its legitimate heirs and, burning with anger, they </text:span><text:span text:style-name="T2">and</text:span><text:span text:style-name="T3"> de-/-termined to drive the Romans </text:span><text:span text:style-name="T2">away</text:span><text:span text:style-name="T3"> beyond the hills of Zion. <text:s/>The im-/-possible attempt was made, and battles with a/ terrible slaughter on both sides followed. <text:s/>To these/ calamities were added the horrors of political/ </text:span><text:soft-page-break/><text:span text:style-name="T3">factions which arose in </text:span><text:span text:style-name="T2">sever</text:span><text:span text:style-name="T3"> various parts of/ Judea. <text:s/>Men exceptional for their physical strength,/ for their boldness and military skill, but who/ were unscrupulous about the means they used to/ gain influence, put up false claims to royalty,/ and robbed and killed their own countrymen, who were sus-/-pected of favoring Rome. <text:s/>Enraged by/ this harassing warfare, the legions which/ the Caesars had stationed in the land of our fathers,/ became still more furious, and out of revenge/ they burnt </text:span><text:span text:style-name="T2">ent</text:span><text:span text:style-name="T3"> whole cities, </text:span><text:span text:style-name="T2">and left</text:span><text:span text:style-name="T3"> leaving but ruins in their/ train. <text:s/>During this gloomy interval,/ Archelaus was pleading his cause in the capital of/</text:span></text:p>
      <text:p text:style-name="P4"><text:span text:style-name="T3"/></text:p>
      <text:p text:style-name="P4"><text:span text:style-name="T3">[Page 6]</text:span></text:p>
      <text:p text:style-name="P4"><text:span text:style-name="T3">Italy, and his brother Antipas was engaged/ in the same undertaking. <text:s/>But before Au-/-gustus had come to a decision, an embassy/ of fifty </text:span><text:span text:style-name="T2">of</text:span><text:span text:style-name="T3"> prominent Jews arrived from Jerusalem./ <text:s/></text:span><text:span text:style-name="T2">with a public</text:span><text:span text:style-name="T3"> They were </text:span><text:span text:style-name="T2">request</text:span><text:span text:style-name="T3"> commissioned to request that their people might be permitted to govern/ themselves by their own laws and dispose with a/ king. <text:s/>Eight thousand Hebrews, who lied at/ the time in Rome, joined their entreaty to that/ effect. <text:s/>The emperor listened to the reasons/ which the ambassadors </text:span><text:span text:style-name="T2">alleged</text:span><text:span text:style-name="T3"> set forth. <text:s/>In strong lan-/-guage they told their grievances. </text:span><text:span text:style-name="T2">against because of</text:span><text:span text:style-name="T3"> Herod/ </text:span><text:span text:style-name="T2">and his family and showed that</text:span><text:span text:style-name="T3"> had done them irreparable injury, and Archelaus had/ already showed a disposition to despotism and/ blood-thirstiness. <text:s/>A famous but prejudiced orator, whom/ Josephus often quotes--Nocholas of Damascus--/ took the part of Archelaus against the/ ambassadors. <text:s/>Antipas the competitor for/ the throne had also an eloquent advocate, but/ Augustus dismissed them all, and, declining/ to receive the rich bequests left him by Herod,/ reduced very considerably the territory claimed by/ Archelaus, and assigned a larger one than provided for in the paternal testament to each of the other/</text:span></text:p>
      <text:p text:style-name="P4"><text:span text:style-name="T3"/></text:p>
      <text:p text:style-name="P4"><text:span text:style-name="T3">[Page 7]</text:span></text:p>
      <text:p text:style-name="P4"><text:span text:style-name="T3">two brothers. <text:s/>Still, Judea pro-/-per, as then divided, remained under the rule/ of Archelaus, whom the nation abhorred. <text:s/>This/ feeling of detestation increased, when Archelaus,/ </text:span><text:span text:style-name="T2">in defiance of Mosaic laws,</text:span><text:span text:style-name="T3"> married the widow/ of his brother Alexander, son of Marianne/ whom Herod had cruelly executed, but who/ had left children by his wife. <text:s/>The act was an open defiance to Mosaic laws, which permit marrying a brother's widow--only when the deceased had left no offspring. <text:s/>Thus, in pro-/-portion as the dynasty of the Idumean Antipater/ became more hateful in the eyes of our people, that/ of the Maccabees grew dearer in their recollection./ <text:s/>This circumstance will account for a strange/ credulity, not single in history, yet very curious./ <text:s/>A Jew who lived in Sidon had such a striking/ resemblance to Alexander, son of Marianne, that/ the following story spread throughout Judea and/ </text:span><text:span text:style-name="T2">occasioned</text:span><text:span text:style-name="T3"> created a popular agitation. <text:s/>It was said/ that the order of Herod had not been performed/ by the executioner; that two criminals were sub-/-stituted for Alexander and Aristobulus, inhumanly/ condemned to death by their father; that they were/ allowed to escape and hide themselves </text:span><text:span text:style-name="T2">away</text:span><text:span text:style-name="T3"> abroad,/</text:span></text:p>
      <text:p text:style-name="P4"><text:span text:style-name="T3"/></text:p>
      <text:p text:style-name="P4"><text:span text:style-name="T3">[Page 8]</text:span></text:p>
      <text:p text:style-name="P4"><text:span text:style-name="T3">but that now they would come </text:span><text:span text:style-name="T2">and govern</text:span><text:span text:style-name="T3"> to/ the country of their birth and govern the people of/ their love. <text:s/>The man who personated[sic!] Alex-/-ander, had for his accomplice an old officer/ in the service of Herod. </text:span><text:span text:style-name="T2">who</text:span><text:span text:style-name="T3"> Hence he was supplied with all the/ necessary instruction to give the fraud every ap-/-pearance of truth. <text:s/>Throughout Europe, where-/-ver the pseudo Alexander went, the Jews living/ there loaded him with presents, paid him high/ honors, and promised to insure him a future/ worthy of a king. <text:s/>Emboldened by this ge-/-nerous treatment, the would-be Maccabean ven-/-tured to go to Rome, and try his imposition on/ Augustus, with the view of receiving the crown./ <text:s/>Not only the Jews who had known Alexander in/ the capital of Italy, hailed the pretender as the/ son of Marianne, but some of the Roman </text:span><text:span text:style-name="T2">themselves</text:span><text:span text:style-name="T3"> nobility who/ had </text:span><text:span text:style-name="T2">b</text:span><text:span text:style-name="T3"> made the acquaintance of the two brothers/ during their educational term in Rome, believed/ that Alexander stood now before them. <text:s/>The/ emperor gave the man's followers an audience, keeping/ his keen eye upon the imposter. <text:s/>The sharp/</text:span></text:p>
      <text:p text:style-name="P4"><text:span text:style-name="T3"/></text:p>
      <text:p text:style-name="P4"><text:soft-page-break/><text:span text:style-name="T3">[Page 9]</text:span></text:p>
      <text:p text:style-name="P4"><text:span text:style-name="T3">intellect of Augustus detected the deception/ </text:span><text:span text:style-name="T2">at once</text:span><text:span text:style-name="T3"> with ease. <text:s/>The questions which he put were not/ answered in that refined manner and polished/ language habitual with the real Alexander,/ who had been brought up in the royal courts/ and in the </text:span><text:span text:style-name="T2">eternal city</text:span><text:span text:style-name="T3"> metropolis of the Latin race. <text:s/>Au-/-gustus noticed also in the man's hands a rough-/-ness contrasting with that delicateness and soft-/-ness of a person </text:span><text:span text:style-name="T2">unused</text:span><text:span text:style-name="T3"> unused to manual/ work. <text:s/>The whole bearing of the pretender/ lacked that dignity, remarkable in the son/ of Marianne. <text:s/>The resemblance was very stri-/-king, but only in looks and size. <text:s/>The em-/-peror demanded a private interview, during which/ he </text:span><text:span text:style-name="T2">pointedly</text:span><text:span text:style-name="T3"> directly charged the pseudo Alexander with/ fraud, promising that his life would be spared,/ if he confessed the truth. <text:s/>Seeing himself/ discovered, he acknowledged that the Jewish/ people had been duped by him at the insti-/gation of one of Herod's servant. <text:s/>The latter/ was therefore executed, and the impostor was condemned to/ hard labor for life./</text:span></text:p>
      <text:p text:style-name="P4"><text:span text:style-name="T3"/></text:p>
      <text:p text:style-name="P4"><text:span text:style-name="T3">[Page 10]</text:span></text:p>
      <text:p text:style-name="P4"><text:span text:style-name="T3">Our ancestors </text:span><text:span text:style-name="T2">were</text:span><text:span text:style-name="T3"> felt disappointed and humiliated/ at such an outcome of their expectations, but not/ in the least reconciled to the domination of a son of Herod by/ a strange woman. <text:s/>For ten years Archelaus exer-/-cised his arbitrary power, making and unmaking/ high-priests, replenishing the treasury which he/ exhausted in dissipation</text:span><text:span text:style-name="T2">s</text:span><text:span text:style-name="T3"> with the fruits of the/ earnings of his subjects, and publicly disregard-/-ing the laws and practices of Israel. <text:s/>So frequent/ and numerous were the complaints brought against/ him to Augustus Caesar, that the emperor weary/ of </text:span><text:span text:style-name="T2">condoning</text:span><text:span text:style-name="T3"> overlooking his glaring faults, stripped him/ at last of all </text:span><text:span text:style-name="T2">pow</text:span><text:span text:style-name="T3"> authority, and banished him to/ [?], an ancient town in </text:span><text:span text:style-name="T2">Gael</text:span><text:span text:style-name="T3"> Gaul, </text:span><text:span text:style-name="T2">called</text:span><text:span text:style-name="T3">/ afterwards called France./</text:span></text:p>
      <text:p text:style-name="P4"><text:span text:style-name="T3">Judea entered now into a new phase of its/ sorrowful history. <text:s/>The Asmonean dynasty had sunk/ for ever in rivers of blood into which the murderous/ Herod plunged it; the dynasty of the wicked Idumenean/ was </text:span><text:span text:style-name="T2">swept</text:span><text:span text:style-name="T3"> carried off by the </text:span><text:span text:style-name="T2">destructive</text:span><text:span text:style-name="T3"> all-sweeping besom of Rome./ <text:s/>Henceforth Judea will be known as a Roman/ province, ruled by a Roman governor, and subject/</text:span></text:p>
      <text:p text:style-name="P4"><text:span text:style-name="T3"/></text:p>
      <text:p text:style-name="P4"><text:span text:style-name="T3">[Page 11]</text:span></text:p>
      <text:p text:style-name="P4"><text:span text:style-name="T3">to Roman tyranny. <text:s/>Henceforth we shall/ witness fierce struggles, political strife, ter-/-rorism, carnage. <text:s/>We shall see also deeds of valor worthy of/ better times, but </text:span><text:span text:style-name="T2">also</text:span><text:span text:style-name="T3"> likewise inhuman actions which/ called down the anger of the Lord, and brought/ on the dispersion and suffering of eighteen hundred/ years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3T10:54:43.94</meta:creation-date>
    <meta:document-statistic meta:table-count="0" meta:image-count="0" meta:object-count="0" meta:page-count="5" meta:paragraph-count="86" meta:word-count="2160" meta:character-count="13495"/>
    <dc:date>2012-12-13T11:48:35.59</dc:date>
    <meta:editing-duration>PT14M10S</meta:editing-duration>
    <meta:editing-cycles>1</meta:editing-cycles>
    <meta:generator>OpenOffice.org/3.4.1$Win32 OpenOffice.org_project/341m1$Build-9593</meta:generator>
  </office:meta>
</office:document-meta>
</file>